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9.79pt" svg:height="337.32pt" svg:x="217.96pt" svg:y="63.24pt">
            <draw:object draw:notify-on-update-of-ranges="Sheet1.A1:Sheet1.AG1 Sheet1.A4:Sheet1.AG4 Sheet1.A1:Sheet1.AG1 Sheet1.A2:Sheet1.AG2 Sheet1.A1:Sheet1.AG1 Sheet1.A3:Sheet1.A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1" table:default-cell-style-name="Default"/>
        <table:table-column table:style-name="co4" table:number-columns-repeated="5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8"/>
        </table:table-row>
        <table:table-row table:style-name="ro1">
          <table:table-cell table:formula="of:=ROUND([.$A$6]*(1-EXP(-[.A1]/[.$A$5])))" office:value-type="float" office:value="0" calcext:value-type="float">
            <text:p>0</text:p>
          </table:table-cell>
          <table:table-cell table:formula="of:=ROUND([.$A$6]*(1-EXP(-[.B1]/[.$A$5])))" office:value-type="float" office:value="7" calcext:value-type="float">
            <text:p>7</text:p>
          </table:table-cell>
          <table:table-cell table:formula="of:=ROUND([.$A$6]*(1-EXP(-[.C1]/[.$A$5])))" office:value-type="float" office:value="14" calcext:value-type="float">
            <text:p>14</text:p>
          </table:table-cell>
          <table:table-cell table:formula="of:=ROUND([.$A$6]*(1-EXP(-[.D1]/[.$A$5])))" office:value-type="float" office:value="20" calcext:value-type="float">
            <text:p>20</text:p>
          </table:table-cell>
          <table:table-cell table:formula="of:=ROUND([.$A$6]*(1-EXP(-[.E1]/[.$A$5])))" office:value-type="float" office:value="26" calcext:value-type="float">
            <text:p>26</text:p>
          </table:table-cell>
          <table:table-cell table:formula="of:=ROUND([.$A$6]*(1-EXP(-[.F1]/[.$A$5])))" office:value-type="float" office:value="31" calcext:value-type="float">
            <text:p>31</text:p>
          </table:table-cell>
          <table:table-cell table:formula="of:=ROUND([.$A$6]*(1-EXP(-[.G1]/[.$A$5])))" office:value-type="float" office:value="36" calcext:value-type="float">
            <text:p>36</text:p>
          </table:table-cell>
          <table:table-cell table:formula="of:=ROUND([.$A$6]*(1-EXP(-[.H1]/[.$A$5])))" office:value-type="float" office:value="41" calcext:value-type="float">
            <text:p>41</text:p>
          </table:table-cell>
          <table:table-cell table:formula="of:=ROUND([.$A$6]*(1-EXP(-[.I1]/[.$A$5])))" office:value-type="float" office:value="46" calcext:value-type="float">
            <text:p>46</text:p>
          </table:table-cell>
          <table:table-cell table:formula="of:=ROUND([.$A$6]*(1-EXP(-[.J1]/[.$A$5])))" office:value-type="float" office:value="50" calcext:value-type="float">
            <text:p>50</text:p>
          </table:table-cell>
          <table:table-cell table:formula="of:=ROUND([.$A$6]*(1-EXP(-[.K1]/[.$A$5])))" office:value-type="float" office:value="54" calcext:value-type="float">
            <text:p>54</text:p>
          </table:table-cell>
          <table:table-cell table:formula="of:=ROUND([.$A$6]*(1-EXP(-[.L1]/[.$A$5])))" office:value-type="float" office:value="57" calcext:value-type="float">
            <text:p>57</text:p>
          </table:table-cell>
          <table:table-cell table:formula="of:=ROUND([.$A$6]*(1-EXP(-[.M1]/[.$A$5])))" office:value-type="float" office:value="61" calcext:value-type="float">
            <text:p>61</text:p>
          </table:table-cell>
          <table:table-cell table:formula="of:=ROUND([.$A$6]*(1-EXP(-[.N1]/[.$A$5])))" office:value-type="float" office:value="64" calcext:value-type="float">
            <text:p>64</text:p>
          </table:table-cell>
          <table:table-cell table:formula="of:=ROUND([.$A$6]*(1-EXP(-[.O1]/[.$A$5])))" office:value-type="float" office:value="67" calcext:value-type="float">
            <text:p>67</text:p>
          </table:table-cell>
          <table:table-cell table:formula="of:=ROUND([.$A$6]*(1-EXP(-[.P1]/[.$A$5])))" office:value-type="float" office:value="70" calcext:value-type="float">
            <text:p>70</text:p>
          </table:table-cell>
          <table:table-cell table:formula="of:=ROUND([.$A$6]*(1-EXP(-[.Q1]/[.$A$5])))" office:value-type="float" office:value="73" calcext:value-type="float">
            <text:p>73</text:p>
          </table:table-cell>
          <table:table-cell table:formula="of:=ROUND([.$A$6]*(1-EXP(-[.R1]/[.$A$5])))" office:value-type="float" office:value="76" calcext:value-type="float">
            <text:p>76</text:p>
          </table:table-cell>
          <table:table-cell table:formula="of:=ROUND([.$A$6]*(1-EXP(-[.S1]/[.$A$5])))" office:value-type="float" office:value="78" calcext:value-type="float">
            <text:p>78</text:p>
          </table:table-cell>
          <table:table-cell table:formula="of:=ROUND([.$A$6]*(1-EXP(-[.T1]/[.$A$5])))" office:value-type="float" office:value="80" calcext:value-type="float">
            <text:p>80</text:p>
          </table:table-cell>
          <table:table-cell table:formula="of:=ROUND([.$A$6]*(1-EXP(-[.U1]/[.$A$5])))" office:value-type="float" office:value="83" calcext:value-type="float">
            <text:p>83</text:p>
          </table:table-cell>
          <table:table-cell table:formula="of:=ROUND([.$A$6]*(1-EXP(-[.V1]/[.$A$5])))" office:value-type="float" office:value="85" calcext:value-type="float">
            <text:p>85</text:p>
          </table:table-cell>
          <table:table-cell table:formula="of:=ROUND([.$A$6]*(1-EXP(-[.W1]/[.$A$5])))" office:value-type="float" office:value="86" calcext:value-type="float">
            <text:p>86</text:p>
          </table:table-cell>
          <table:table-cell table:formula="of:=ROUND([.$A$6]*(1-EXP(-[.X1]/[.$A$5])))" office:value-type="float" office:value="88" calcext:value-type="float">
            <text:p>88</text:p>
          </table:table-cell>
          <table:table-cell table:formula="of:=ROUND([.$A$6]*(1-EXP(-[.Y1]/[.$A$5])))" office:value-type="float" office:value="90" calcext:value-type="float">
            <text:p>90</text:p>
          </table:table-cell>
          <table:table-cell table:formula="of:=ROUND([.$A$6]*(1-EXP(-[.Z1]/[.$A$5])))" office:value-type="float" office:value="91" calcext:value-type="float">
            <text:p>91</text:p>
          </table:table-cell>
          <table:table-cell table:formula="of:=ROUND([.$A$6]*(1-EXP(-[.AA1]/[.$A$5])))" office:value-type="float" office:value="93" calcext:value-type="float">
            <text:p>93</text:p>
          </table:table-cell>
          <table:table-cell table:formula="of:=ROUND([.$A$6]*(1-EXP(-[.AB1]/[.$A$5])))" office:value-type="float" office:value="94" calcext:value-type="float">
            <text:p>94</text:p>
          </table:table-cell>
          <table:table-cell table:formula="of:=ROUND([.$A$6]*(1-EXP(-[.AC1]/[.$A$5])))" office:value-type="float" office:value="96" calcext:value-type="float">
            <text:p>96</text:p>
          </table:table-cell>
          <table:table-cell table:formula="of:=ROUND([.$A$6]*(1-EXP(-[.AD1]/[.$A$5])))" office:value-type="float" office:value="97" calcext:value-type="float">
            <text:p>97</text:p>
          </table:table-cell>
          <table:table-cell table:formula="of:=ROUND([.$A$6]*(1-EXP(-[.AE1]/[.$A$5])))" office:value-type="float" office:value="98" calcext:value-type="float">
            <text:p>98</text:p>
          </table:table-cell>
          <table:table-cell table:formula="of:=ROUND([.$A$6]*(1-EXP(-[.AF1]/[.$A$5])))" office:value-type="float" office:value="99" calcext:value-type="float">
            <text:p>99</text:p>
          </table:table-cell>
          <table:table-cell table:formula="of:=ROUND([.$A$6]*(1-EXP(-[.AG1]/[.$A$5])))" office:value-type="float" office:value="100" calcext:value-type="float">
            <text:p>100</text:p>
          </table:table-cell>
          <table:table-cell table:number-columns-repeated="68"/>
        </table:table-row>
        <table:table-row table:style-name="ro1">
          <table:table-cell table:formula="of:=ROUND([.$B$6]*(1-EXP(-[.A$1]/[.$B$5])))" office:value-type="float" office:value="0" calcext:value-type="float">
            <text:p>0</text:p>
          </table:table-cell>
          <table:table-cell table:formula="of:=ROUND([.$B$6]*(1-EXP(-[.B$1]/[.$B$5])))" office:value-type="float" office:value="10" calcext:value-type="float">
            <text:p>10</text:p>
          </table:table-cell>
          <table:table-cell table:formula="of:=ROUND([.$B$6]*(1-EXP(-[.C$1]/[.$B$5])))" office:value-type="float" office:value="19" calcext:value-type="float">
            <text:p>19</text:p>
          </table:table-cell>
          <table:table-cell table:formula="of:=ROUND([.$B$6]*(1-EXP(-[.D$1]/[.$B$5])))" office:value-type="float" office:value="27" calcext:value-type="float">
            <text:p>27</text:p>
          </table:table-cell>
          <table:table-cell table:formula="of:=ROUND([.$B$6]*(1-EXP(-[.E$1]/[.$B$5])))" office:value-type="float" office:value="34" calcext:value-type="float">
            <text:p>34</text:p>
          </table:table-cell>
          <table:table-cell table:formula="of:=ROUND([.$B$6]*(1-EXP(-[.F$1]/[.$B$5])))" office:value-type="float" office:value="41" calcext:value-type="float">
            <text:p>41</text:p>
          </table:table-cell>
          <table:table-cell table:formula="of:=ROUND([.$B$6]*(1-EXP(-[.G$1]/[.$B$5])))" office:value-type="float" office:value="47" calcext:value-type="float">
            <text:p>47</text:p>
          </table:table-cell>
          <table:table-cell table:formula="of:=ROUND([.$B$6]*(1-EXP(-[.H$1]/[.$B$5])))" office:value-type="float" office:value="52" calcext:value-type="float">
            <text:p>52</text:p>
          </table:table-cell>
          <table:table-cell table:formula="of:=ROUND([.$B$6]*(1-EXP(-[.I$1]/[.$B$5])))" office:value-type="float" office:value="57" calcext:value-type="float">
            <text:p>57</text:p>
          </table:table-cell>
          <table:table-cell table:formula="of:=ROUND([.$B$6]*(1-EXP(-[.J$1]/[.$B$5])))" office:value-type="float" office:value="62" calcext:value-type="float">
            <text:p>62</text:p>
          </table:table-cell>
          <table:table-cell table:formula="of:=ROUND([.$B$6]*(1-EXP(-[.K$1]/[.$B$5])))" office:value-type="float" office:value="66" calcext:value-type="float">
            <text:p>66</text:p>
          </table:table-cell>
          <table:table-cell table:formula="of:=ROUND([.$B$6]*(1-EXP(-[.L$1]/[.$B$5])))" office:value-type="float" office:value="70" calcext:value-type="float">
            <text:p>70</text:p>
          </table:table-cell>
          <table:table-cell table:formula="of:=ROUND([.$B$6]*(1-EXP(-[.M$1]/[.$B$5])))" office:value-type="float" office:value="73" calcext:value-type="float">
            <text:p>73</text:p>
          </table:table-cell>
          <table:table-cell table:formula="of:=ROUND([.$B$6]*(1-EXP(-[.N$1]/[.$B$5])))" office:value-type="float" office:value="76" calcext:value-type="float">
            <text:p>76</text:p>
          </table:table-cell>
          <table:table-cell table:formula="of:=ROUND([.$B$6]*(1-EXP(-[.O$1]/[.$B$5])))" office:value-type="float" office:value="79" calcext:value-type="float">
            <text:p>79</text:p>
          </table:table-cell>
          <table:table-cell table:formula="of:=ROUND([.$B$6]*(1-EXP(-[.P$1]/[.$B$5])))" office:value-type="float" office:value="81" calcext:value-type="float">
            <text:p>81</text:p>
          </table:table-cell>
          <table:table-cell table:formula="of:=ROUND([.$B$6]*(1-EXP(-[.Q$1]/[.$B$5])))" office:value-type="float" office:value="83" calcext:value-type="float">
            <text:p>83</text:p>
          </table:table-cell>
          <table:table-cell table:formula="of:=ROUND([.$B$6]*(1-EXP(-[.R$1]/[.$B$5])))" office:value-type="float" office:value="85" calcext:value-type="float">
            <text:p>85</text:p>
          </table:table-cell>
          <table:table-cell table:formula="of:=ROUND([.$B$6]*(1-EXP(-[.S$1]/[.$B$5])))" office:value-type="float" office:value="87" calcext:value-type="float">
            <text:p>87</text:p>
          </table:table-cell>
          <table:table-cell table:formula="of:=ROUND([.$B$6]*(1-EXP(-[.T$1]/[.$B$5])))" office:value-type="float" office:value="89" calcext:value-type="float">
            <text:p>89</text:p>
          </table:table-cell>
          <table:table-cell table:formula="of:=ROUND([.$B$6]*(1-EXP(-[.U$1]/[.$B$5])))" office:value-type="float" office:value="90" calcext:value-type="float">
            <text:p>90</text:p>
          </table:table-cell>
          <table:table-cell table:formula="of:=ROUND([.$B$6]*(1-EXP(-[.V$1]/[.$B$5])))" office:value-type="float" office:value="91" calcext:value-type="float">
            <text:p>91</text:p>
          </table:table-cell>
          <table:table-cell table:formula="of:=ROUND([.$B$6]*(1-EXP(-[.W$1]/[.$B$5])))" office:value-type="float" office:value="93" calcext:value-type="float">
            <text:p>93</text:p>
          </table:table-cell>
          <table:table-cell table:formula="of:=ROUND([.$B$6]*(1-EXP(-[.X$1]/[.$B$5])))" office:value-type="float" office:value="94" calcext:value-type="float">
            <text:p>94</text:p>
          </table:table-cell>
          <table:table-cell table:formula="of:=ROUND([.$B$6]*(1-EXP(-[.Y$1]/[.$B$5])))" office:value-type="float" office:value="95" calcext:value-type="float">
            <text:p>95</text:p>
          </table:table-cell>
          <table:table-cell table:formula="of:=ROUND([.$B$6]*(1-EXP(-[.Z$1]/[.$B$5])))" office:value-type="float" office:value="96" calcext:value-type="float">
            <text:p>96</text:p>
          </table:table-cell>
          <table:table-cell table:formula="of:=ROUND([.$B$6]*(1-EXP(-[.AA$1]/[.$B$5])))" office:value-type="float" office:value="97" calcext:value-type="float">
            <text:p>97</text:p>
          </table:table-cell>
          <table:table-cell table:formula="of:=ROUND([.$B$6]*(1-EXP(-[.AB$1]/[.$B$5])))" office:value-type="float" office:value="97" calcext:value-type="float">
            <text:p>97</text:p>
          </table:table-cell>
          <table:table-cell table:formula="of:=ROUND([.$B$6]*(1-EXP(-[.AC$1]/[.$B$5])))" office:value-type="float" office:value="98" calcext:value-type="float">
            <text:p>98</text:p>
          </table:table-cell>
          <table:table-cell table:formula="of:=ROUND([.$B$6]*(1-EXP(-[.AD$1]/[.$B$5])))" office:value-type="float" office:value="99" calcext:value-type="float">
            <text:p>99</text:p>
          </table:table-cell>
          <table:table-cell table:formula="of:=ROUND([.$B$6]*(1-EXP(-[.AE$1]/[.$B$5])))" office:value-type="float" office:value="99" calcext:value-type="float">
            <text:p>99</text:p>
          </table:table-cell>
          <table:table-cell table:formula="of:=ROUND([.$B$6]*(1-EXP(-[.AF$1]/[.$B$5])))" office:value-type="float" office:value="100" calcext:value-type="float">
            <text:p>100</text:p>
          </table:table-cell>
          <table:table-cell table:formula="of:=ROUND([.$B$6]*(1-EXP(-[.AG$1]/[.$B$5])))" office:value-type="float" office:value="100" calcext:value-type="float">
            <text:p>100</text:p>
          </table:table-cell>
          <table:table-cell table:number-columns-repeated="68"/>
        </table:table-row>
        <table:table-row table:style-name="ro1">
          <table:table-cell table:formula="of:=[.A$1]*[.$A$8]" office:value-type="float" office:value="0" calcext:value-type="float">
            <text:p>0</text:p>
          </table:table-cell>
          <table:table-cell table:formula="of:=[.B$1]*[.$A$8]" office:value-type="float" office:value="3.125" calcext:value-type="float">
            <text:p>3.125</text:p>
          </table:table-cell>
          <table:table-cell table:formula="of:=[.C$1]*[.$A$8]" office:value-type="float" office:value="6.25" calcext:value-type="float">
            <text:p>6.25</text:p>
          </table:table-cell>
          <table:table-cell table:formula="of:=[.D$1]*[.$A$8]" office:value-type="float" office:value="9.375" calcext:value-type="float">
            <text:p>9.375</text:p>
          </table:table-cell>
          <table:table-cell table:formula="of:=[.E$1]*[.$A$8]" office:value-type="float" office:value="12.5" calcext:value-type="float">
            <text:p>12.5</text:p>
          </table:table-cell>
          <table:table-cell table:formula="of:=[.F$1]*[.$A$8]" office:value-type="float" office:value="15.625" calcext:value-type="float">
            <text:p>15.625</text:p>
          </table:table-cell>
          <table:table-cell table:formula="of:=[.G$1]*[.$A$8]" office:value-type="float" office:value="18.75" calcext:value-type="float">
            <text:p>18.75</text:p>
          </table:table-cell>
          <table:table-cell table:formula="of:=[.H$1]*[.$A$8]" office:value-type="float" office:value="21.875" calcext:value-type="float">
            <text:p>21.875</text:p>
          </table:table-cell>
          <table:table-cell table:formula="of:=[.I$1]*[.$A$8]" office:value-type="float" office:value="25" calcext:value-type="float">
            <text:p>25</text:p>
          </table:table-cell>
          <table:table-cell table:formula="of:=[.J$1]*[.$A$8]" office:value-type="float" office:value="28.125" calcext:value-type="float">
            <text:p>28.125</text:p>
          </table:table-cell>
          <table:table-cell table:formula="of:=[.K$1]*[.$A$8]" office:value-type="float" office:value="31.25" calcext:value-type="float">
            <text:p>31.25</text:p>
          </table:table-cell>
          <table:table-cell table:formula="of:=[.L$1]*[.$A$8]" office:value-type="float" office:value="34.375" calcext:value-type="float">
            <text:p>34.375</text:p>
          </table:table-cell>
          <table:table-cell table:formula="of:=[.M$1]*[.$A$8]" office:value-type="float" office:value="37.5" calcext:value-type="float">
            <text:p>37.5</text:p>
          </table:table-cell>
          <table:table-cell table:formula="of:=[.N$1]*[.$A$8]" office:value-type="float" office:value="40.625" calcext:value-type="float">
            <text:p>40.625</text:p>
          </table:table-cell>
          <table:table-cell table:formula="of:=[.O$1]*[.$A$8]" office:value-type="float" office:value="43.75" calcext:value-type="float">
            <text:p>43.75</text:p>
          </table:table-cell>
          <table:table-cell table:formula="of:=[.P$1]*[.$A$8]" office:value-type="float" office:value="46.875" calcext:value-type="float">
            <text:p>46.875</text:p>
          </table:table-cell>
          <table:table-cell table:formula="of:=[.Q$1]*[.$A$8]" office:value-type="float" office:value="50" calcext:value-type="float">
            <text:p>50</text:p>
          </table:table-cell>
          <table:table-cell table:formula="of:=[.R$1]*[.$A$8]" office:value-type="float" office:value="53.125" calcext:value-type="float">
            <text:p>53.125</text:p>
          </table:table-cell>
          <table:table-cell table:formula="of:=[.S$1]*[.$A$8]" office:value-type="float" office:value="56.25" calcext:value-type="float">
            <text:p>56.25</text:p>
          </table:table-cell>
          <table:table-cell table:formula="of:=[.T$1]*[.$A$8]" office:value-type="float" office:value="59.375" calcext:value-type="float">
            <text:p>59.375</text:p>
          </table:table-cell>
          <table:table-cell table:formula="of:=[.U$1]*[.$A$8]" office:value-type="float" office:value="62.5" calcext:value-type="float">
            <text:p>62.5</text:p>
          </table:table-cell>
          <table:table-cell table:formula="of:=[.V$1]*[.$A$8]" office:value-type="float" office:value="65.625" calcext:value-type="float">
            <text:p>65.625</text:p>
          </table:table-cell>
          <table:table-cell table:formula="of:=[.W$1]*[.$A$8]" office:value-type="float" office:value="68.75" calcext:value-type="float">
            <text:p>68.75</text:p>
          </table:table-cell>
          <table:table-cell table:formula="of:=[.X$1]*[.$A$8]" office:value-type="float" office:value="71.875" calcext:value-type="float">
            <text:p>71.875</text:p>
          </table:table-cell>
          <table:table-cell table:formula="of:=[.Y$1]*[.$A$8]" office:value-type="float" office:value="75" calcext:value-type="float">
            <text:p>75</text:p>
          </table:table-cell>
          <table:table-cell table:formula="of:=[.Z$1]*[.$A$8]" office:value-type="float" office:value="78.125" calcext:value-type="float">
            <text:p>78.125</text:p>
          </table:table-cell>
          <table:table-cell table:formula="of:=[.AA$1]*[.$A$8]" office:value-type="float" office:value="81.25" calcext:value-type="float">
            <text:p>81.25</text:p>
          </table:table-cell>
          <table:table-cell table:formula="of:=[.AB$1]*[.$A$8]" office:value-type="float" office:value="84.375" calcext:value-type="float">
            <text:p>84.375</text:p>
          </table:table-cell>
          <table:table-cell table:formula="of:=[.AC$1]*[.$A$8]" office:value-type="float" office:value="87.5" calcext:value-type="float">
            <text:p>87.5</text:p>
          </table:table-cell>
          <table:table-cell table:formula="of:=[.AD$1]*[.$A$8]" office:value-type="float" office:value="90.625" calcext:value-type="float">
            <text:p>90.625</text:p>
          </table:table-cell>
          <table:table-cell table:formula="of:=[.AE$1]*[.$A$8]" office:value-type="float" office:value="93.75" calcext:value-type="float">
            <text:p>93.75</text:p>
          </table:table-cell>
          <table:table-cell table:formula="of:=[.AF$1]*[.$A$8]" office:value-type="float" office:value="96.875" calcext:value-type="float">
            <text:p>96.875</text:p>
          </table:table-cell>
          <table:table-cell table:formula="of:=[.AG$1]*[.$A$8]" office:value-type="float" office:value="100" calcext:value-type="float">
            <text:p>100</text:p>
          </table:table-cell>
          <table:table-cell table:number-columns-repeated="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9"/>
          <table:table-cell table:style-name="ce1"/>
          <table:table-cell table:number-columns-repeated="69"/>
        </table:table-row>
        <table:table-row table:style-name="ro1">
          <table:table-cell table:formula="of:=100/(1-EXP(-32/[.$A$5]))" office:value-type="float" office:value="115.651764274967" calcext:value-type="float">
            <text:p>115.651764274967</text:p>
          </table:table-cell>
          <table:table-cell table:formula="of:=100/(1-EXP(-32/[.$B$5]))" office:value-type="float" office:value="104.249436807789" calcext:value-type="float">
            <text:p>104.249436807789</text:p>
          </table:table-cell>
          <table:table-cell table:number-columns-repeated="99"/>
        </table:table-row>
        <table:table-row table:style-name="ro1">
          <table:table-cell table:number-columns-repeated="101"/>
        </table:table-row>
        <table:table-row table:style-name="ro1">
          <table:table-cell table:formula="of:=100/32" office:value-type="float" office:value="3.125" calcext:value-type="float">
            <text:p>3.125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00:09:14.31119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9:36:24.448703694</meta:creation-date>
    <dc:date>2018-08-31T01:02:30.846790889</dc:date>
    <meta:editing-duration>PT48M17S</meta:editing-duration>
    <meta:editing-cycles>5</meta:editing-cycles>
    <meta:generator>LibreOffice/6.0.6.2$Linux_X86_64 LibreOffice_project/00m0$Build-2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74cm" svg:height="11.901cm" xlink:href=".." xlink:type="simple" chart:class="chart:scatter" chart:row-mapping="0 3 1 2" chart:style-name="ch1">
        <chart:legend chart:legend-position="end" svg:x="26.977cm" svg:y="5.153cm" style:legend-expansion="high" chart:style-name="ch2"/>
        <chart:plot-area chart:style-name="ch3" table:cell-range-address="Sheet1.A1:Sheet1.AG4" svg:x="0.585cm" svg:y="0.238cm" svg:width="25.807cm" svg:height="11.425cm">
          <chartooo:coordinate-region svg:x="1.206cm" svg:y="0.437cm" svg:width="24.813cm" svg:height="10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:Sheet1.AG4" chart:class="chart:scatter">
            <chart:domain table:cell-range-address="Sheet1.A1:Sheet1.AG1"/>
            <chart:data-point chart:repeated="33"/>
          </chart:series>
          <chart:series chart:style-name="ch7" chart:values-cell-range-address="Sheet1.A2:Sheet1.AG2" chart:class="chart:scatter">
            <chart:data-point chart:repeated="33"/>
          </chart:series>
          <chart:series chart:style-name="ch8" chart:values-cell-range-address="Sheet1.A3:Sheet1.AG3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A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4:Sheet1.AG4</svg:desc>
                </draw:g>
              </table:table-cell>
              <table:table-cell office:value-type="float" office:value="3.125">
                <text:p>3.125</text:p>
              </table:table-cell>
              <table:table-cell office:value-type="float" office:value="6.25">
                <text:p>6.25</text:p>
              </table:table-cell>
              <table:table-cell office:value-type="float" office:value="9.375">
                <text:p>9.375</text:p>
              </table:table-cell>
              <table:table-cell office:value-type="float" office:value="12.5">
                <text:p>12.5</text:p>
              </table:table-cell>
              <table:table-cell office:value-type="float" office:value="15.625">
                <text:p>15.625</text:p>
              </table:table-cell>
              <table:table-cell office:value-type="float" office:value="18.75">
                <text:p>18.75</text:p>
              </table:table-cell>
              <table:table-cell office:value-type="float" office:value="21.875">
                <text:p>21.875</text:p>
              </table:table-cell>
              <table:table-cell office:value-type="float" office:value="25">
                <text:p>25</text:p>
              </table:table-cell>
              <table:table-cell office:value-type="float" office:value="28.125">
                <text:p>28.125</text:p>
              </table:table-cell>
              <table:table-cell office:value-type="float" office:value="31.25">
                <text:p>31.25</text:p>
              </table:table-cell>
              <table:table-cell office:value-type="float" office:value="34.375">
                <text:p>34.375</text:p>
              </table:table-cell>
              <table:table-cell office:value-type="float" office:value="37.5">
                <text:p>37.5</text:p>
              </table:table-cell>
              <table:table-cell office:value-type="float" office:value="40.625">
                <text:p>40.625</text:p>
              </table:table-cell>
              <table:table-cell office:value-type="float" office:value="43.75">
                <text:p>43.75</text:p>
              </table:table-cell>
              <table:table-cell office:value-type="float" office:value="46.875">
                <text:p>46.875</text:p>
              </table:table-cell>
              <table:table-cell office:value-type="float" office:value="50">
                <text:p>50</text:p>
              </table:table-cell>
              <table:table-cell office:value-type="float" office:value="53.125">
                <text:p>53.125</text:p>
              </table:table-cell>
              <table:table-cell office:value-type="float" office:value="56.25">
                <text:p>56.25</text:p>
              </table:table-cell>
              <table:table-cell office:value-type="float" office:value="59.375">
                <text:p>59.375</text:p>
              </table:table-cell>
              <table:table-cell office:value-type="float" office:value="62.5">
                <text:p>62.5</text:p>
              </table:table-cell>
              <table:table-cell office:value-type="float" office:value="65.625">
                <text:p>65.625</text:p>
              </table:table-cell>
              <table:table-cell office:value-type="float" office:value="68.75">
                <text:p>68.75</text:p>
              </table:table-cell>
              <table:table-cell office:value-type="float" office:value="71.875">
                <text:p>71.875</text:p>
              </table:table-cell>
              <table:table-cell office:value-type="float" office:value="75">
                <text:p>75</text:p>
              </table:table-cell>
              <table:table-cell office:value-type="float" office:value="78.125">
                <text:p>78.125</text:p>
              </table:table-cell>
              <table:table-cell office:value-type="float" office:value="81.25">
                <text:p>81.25</text:p>
              </table:table-cell>
              <table:table-cell office:value-type="float" office:value="84.375">
                <text:p>84.375</text:p>
              </table:table-cell>
              <table:table-cell office:value-type="float" office:value="87.5">
                <text:p>87.5</text:p>
              </table:table-cell>
              <table:table-cell office:value-type="float" office:value="90.625">
                <text:p>90.625</text:p>
              </table:table-cell>
              <table:table-cell office:value-type="float" office:value="93.75">
                <text:p>93.75</text:p>
              </table:table-cell>
              <table:table-cell office:value-type="float" office:value="96.875">
                <text:p>96.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2:Sheet1.AG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3:Sheet1.AG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